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51cm" fo:margin-left="0cm" table:align="left" style:writing-mode="lr-tb"/>
    </style:style>
    <style:style style:name="Tabela1.A" style:family="table-column">
      <style:table-column-properties style:column-width="1.005cm"/>
    </style:style>
    <style:style style:name="Tabela1.B" style:family="table-column">
      <style:table-column-properties style:column-width="6.297cm"/>
    </style:style>
    <style:style style:name="Tabela1.C" style:family="table-column">
      <style:table-column-properties style:column-width="3.598cm"/>
    </style:style>
    <style:style style:name="Tabela1.D" style:family="table-column">
      <style:table-column-properties style:column-width="2.699cm"/>
    </style:style>
    <style:style style:name="Tabela1.E" style:family="table-column">
      <style:table-column-properties style:column-width="2.91cm"/>
    </style:style>
    <style:style style:name="Tabela1.A1" style:family="table-cell">
      <style:table-cell-properties style:vertical-align="top" fo:padding="0.176cm" fo:border="1pt solid #000000"/>
    </style:style>
    <style:style style:name="Tabela1.D1" style:family="table-cell">
      <style:table-cell-properties style:vertical-align="top" fo:padding="0.176cm" fo:border-left="1pt solid #000000" fo:border-right="none" fo:border-top="1pt solid #000000" fo:border-bottom="1pt solid #000000"/>
    </style:style>
    <style:style style:name="Tabela1.A18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18" style:family="table-cell">
      <style:table-cell-properties style:vertical-align="top" fo:padding="0.176cm" fo:border-left="1pt solid #000000" fo:border-right="none" fo:border-top="none" fo:border-bottom="1pt solid #000000"/>
    </style:style>
    <style:style style:name="P1" style:family="paragraph" style:parent-style-name="Standard">
      <style:paragraph-properties fo:line-height="115%" fo:text-align="start" style:justify-single-word="false" fo:break-before="auto" fo:break-after="auto" style:writing-mode="lr-tb"/>
      <style:text-properties fo:font-size="12pt" fo:language="pl" fo:country="PL" style:font-size-asian="12pt" style:font-size-complex="12pt"/>
    </style:style>
    <style:style style:name="P2" style:family="paragraph" style:parent-style-name="Standard">
      <style:paragraph-properties fo:line-height="115%" fo:text-align="start" style:justify-single-word="false" fo:break-before="auto" fo:break-after="auto" style:writing-mode="lr-tb"/>
      <style:text-properties fo:language="pl" fo:country="PL"/>
    </style:style>
    <style:style style:name="P3" style:family="paragraph" style:parent-style-name="Subtitle">
      <style:paragraph-properties fo:line-height="115%" fo:text-align="center" style:justify-single-word="false" fo:break-before="auto" fo:break-after="auto" style:writing-mode="lr-tb"/>
      <style:text-properties fo:language="pl" fo:country="PL"/>
    </style:style>
    <style:style style:name="P4" style:family="paragraph" style:parent-style-name="Title">
      <style:paragraph-properties fo:line-height="115%" fo:text-align="center" style:justify-single-word="false" style:writing-mode="lr-tb"/>
      <style:text-properties fo:language="pl" fo:country="PL" officeooo:paragraph-rsid="00039ae2"/>
    </style:style>
    <style:style style:name="P5" style:family="paragraph" style:parent-style-name="Subtitle">
      <style:paragraph-properties fo:line-height="115%" fo:text-align="center" style:justify-single-word="false" style:writing-mode="lr-tb"/>
      <style:text-properties officeooo:rsid="00039ae2" officeooo:paragraph-rsid="00039ae2"/>
    </style:style>
    <style:style style:name="P6" style:family="paragraph" style:parent-style-name="Subtitle">
      <style:paragraph-properties fo:text-align="center" style:justify-single-word="false"/>
      <style:text-properties fo:language="pl" fo:country="PL" officeooo:rsid="00039ae2" officeooo:paragraph-rsid="00039ae2"/>
    </style:style>
    <style:style style:name="P7" style:family="paragraph" style:parent-style-name="Standard">
      <style:paragraph-properties fo:margin-left="0cm" fo:margin-right="0cm" fo:line-height="115%" fo:text-align="start" style:justify-single-word="false" fo:text-indent="1.958cm" style:auto-text-indent="false" fo:break-before="auto" fo:break-after="auto" style:writing-mode="lr-tb"/>
      <style:text-properties fo:language="pl" fo:country="PL" officeooo:paragraph-rsid="000d82da"/>
    </style:style>
    <style:style style:name="P8" style:family="paragraph" style:parent-style-name="Standard">
      <style:paragraph-properties fo:margin-left="0cm" fo:margin-right="0cm" fo:line-height="115%" fo:text-align="start" style:justify-single-word="false" fo:text-indent="1.958cm" style:auto-text-indent="false" fo:break-before="auto" fo:break-after="auto" style:writing-mode="lr-tb"/>
      <style:text-properties fo:font-size="12pt" fo:language="pl" fo:country="PL" officeooo:paragraph-rsid="000d82da" style:font-size-asian="12pt" style:font-size-complex="12pt"/>
    </style:style>
    <style:style style:name="P9" style:family="paragraph" style:parent-style-name="Standard">
      <style:paragraph-properties fo:margin-left="0cm" fo:margin-right="0cm" fo:line-height="115%" fo:text-align="start" style:justify-single-word="false" fo:text-indent="1.958cm" style:auto-text-indent="false" style:writing-mode="lr-tb"/>
      <style:text-properties fo:font-size="12pt" fo:language="pl" fo:country="PL" officeooo:paragraph-rsid="000d82da" fo:background-color="transparent" style:font-size-asian="12pt" style:font-size-complex="12pt"/>
    </style:style>
    <style:style style:name="P10" style:family="paragraph" style:parent-style-name="Standard">
      <style:paragraph-properties fo:margin-left="0cm" fo:margin-right="0cm" fo:line-height="115%" fo:text-align="start" style:justify-single-word="false" fo:text-indent="1.958cm" style:auto-text-indent="false" style:writing-mode="lr-tb"/>
      <style:text-properties fo:color="#000000" style:text-line-through-style="none" style:text-line-through-type="none" style:font-name="Arial" fo:font-size="12pt" fo:language="pl" fo:country="PL" fo:font-style="normal" style:text-underline-style="none" fo:font-weight="normal" officeooo:rsid="00192632" officeooo:paragraph-rsid="00192632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15%" fo:text-align="start" style:justify-single-word="false" fo:text-indent="1.958cm" style:auto-text-indent="false" style:writing-mode="lr-tb"/>
      <style:text-properties fo:color="#000000" style:text-line-through-style="none" style:text-line-through-type="none" style:font-name="Arial" fo:font-size="12pt" fo:language="pl" fo:country="PL" fo:font-style="normal" style:text-underline-style="none" fo:font-weight="normal" officeooo:rsid="00192632" officeooo:paragraph-rsid="0025cbf2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pl" fo:country="P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pl" fo:country="P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language="pl" fo:country="P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language="pl" fo:country="P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language="pl" fo:country="PL" fo:font-style="normal" style:text-underline-style="none" fo:font-weight="bold" officeooo:rsid="000b260b" officeooo:paragraph-rsid="000b260b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language="pl" fo:country="P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language="pl" fo:country="P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language="pl" fo:country="PL" fo:font-style="normal" style:text-underline-style="none" fo:font-weight="normal" officeooo:rsid="000b260b" officeooo:paragraph-rsid="000b260b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language="pl" fo:country="PL" fo:font-style="normal" style:text-underline-style="none" fo:font-weight="normal" officeooo:rsid="00110007" officeooo:paragraph-rsid="0015962e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language="pl" fo:country="PL" fo:font-style="normal" style:text-underline-style="none" fo:font-weight="normal" officeooo:rsid="001103e8" officeooo:paragraph-rsid="001103e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language="pl" fo:country="PL" fo:font-style="normal" style:text-underline-style="none" fo:font-weight="normal" officeooo:rsid="001103e8" officeooo:paragraph-rsid="001103e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language="pl" fo:country="PL" fo:font-style="normal" style:text-underline-style="none" fo:font-weight="normal" officeooo:rsid="0012d6d7" officeooo:paragraph-rsid="0012d6d7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" style:family="paragraph" style:parent-style-name="Standard">
      <style:text-properties officeooo:rsid="002fc14c" officeooo:paragraph-rsid="002fc14c"/>
    </style:style>
    <style:style style:name="P25" style:family="paragraph" style:parent-style-name="Standard" style:list-style-name="LS1">
      <style:paragraph-properties fo:margin-top="0cm" fo:margin-bottom="0cm" style:contextual-spacing="false" fo:line-height="115%" fo:text-align="start" style:justify-single-word="false" fo:break-before="auto" fo:break-after="auto" style:writing-mode="lr-tb"/>
      <style:text-properties fo:font-size="12pt" fo:language="pl" fo:country="PL" officeooo:paragraph-rsid="002111cc" style:font-size-asian="12pt" style:font-size-complex="12pt"/>
    </style:style>
    <style:style style:name="P26" style:family="paragraph" style:parent-style-name="Standard" style:list-style-name="L11">
      <style:paragraph-properties fo:margin-top="0cm" fo:margin-bottom="0cm" style:contextual-spacing="false" fo:line-height="115%" fo:text-align="start" style:justify-single-word="false" fo:break-before="auto" fo:break-after="auto" style:writing-mode="lr-tb"/>
      <style:text-properties fo:font-size="12pt" fo:language="pl" fo:country="PL" officeooo:paragraph-rsid="002111cc" style:font-size-asian="12pt" style:font-size-complex="12pt"/>
    </style:style>
    <style:style style:name="P27" style:family="paragraph" style:parent-style-name="Standard" style:list-style-name="LS1">
      <style:paragraph-properties fo:margin-top="0cm" fo:margin-bottom="0cm" style:contextual-spacing="false" fo:line-height="115%" fo:text-align="start" style:justify-single-word="false" fo:break-before="auto" fo:break-after="auto" style:writing-mode="lr-tb"/>
      <style:text-properties fo:language="pl" fo:country="PL" officeooo:paragraph-rsid="002111cc"/>
    </style:style>
    <style:style style:name="P28" style:family="paragraph" style:parent-style-name="Standard" style:list-style-name="L11">
      <style:paragraph-properties fo:margin-top="0cm" fo:margin-bottom="0cm" style:contextual-spacing="false" fo:line-height="115%" fo:text-align="start" style:justify-single-word="false" style:writing-mode="lr-tb"/>
      <style:text-properties fo:font-size="12pt" fo:language="pl" fo:country="PL" officeooo:paragraph-rsid="002111cc" style:font-size-asian="12pt" style:font-size-complex="12pt"/>
    </style:style>
    <style:style style:name="P29" style:family="paragraph" style:parent-style-name="Standard" style:list-style-name="L12">
      <style:paragraph-properties fo:line-height="115%" fo:text-align="start" style:justify-single-word="false" style:writing-mode="lr-tb"/>
      <style:text-properties fo:font-size="12pt" fo:language="pl" fo:country="PL" officeooo:rsid="001b3261" officeooo:paragraph-rsid="001f5769" fo:background-color="transparent" style:font-size-asian="12pt" style:font-size-complex="12pt"/>
    </style:style>
    <style:style style:name="P30" style:family="paragraph" style:parent-style-name="Standard" style:list-style-name="L12">
      <style:paragraph-properties fo:line-height="115%" fo:text-align="start" style:justify-single-word="false" style:writing-mode="lr-tb"/>
      <style:text-properties fo:font-size="12pt" fo:language="pl" fo:country="PL" officeooo:rsid="0019590f" officeooo:paragraph-rsid="0019590f" fo:background-color="transparent" style:font-size-asian="12pt" style:font-size-complex="12pt"/>
    </style:style>
    <style:style style:name="P31" style:family="paragraph" style:parent-style-name="Standard" style:list-style-name="L12">
      <style:paragraph-properties fo:line-height="115%" fo:text-align="start" style:justify-single-word="false" style:writing-mode="lr-tb"/>
      <style:text-properties fo:font-size="12pt" fo:language="pl" fo:country="PL" officeooo:rsid="001959dc" officeooo:paragraph-rsid="001b3261" fo:background-color="transparent" style:font-size-asian="12pt" style:font-size-complex="12pt"/>
    </style:style>
    <style:style style:name="P32" style:family="paragraph" style:parent-style-name="Standard" style:list-style-name="L12">
      <style:paragraph-properties fo:line-height="115%" fo:text-align="start" style:justify-single-word="false" style:writing-mode="lr-tb"/>
      <style:text-properties fo:font-size="12pt" fo:language="pl" fo:country="PL" officeooo:rsid="001959dc" officeooo:paragraph-rsid="001959dc" fo:background-color="transparent" style:font-size-asian="12pt" style:font-size-complex="12pt"/>
    </style:style>
    <style:style style:name="P33" style:family="paragraph" style:parent-style-name="Standard" style:list-style-name="L12">
      <style:paragraph-properties fo:line-height="115%" fo:text-align="start" style:justify-single-word="false" style:writing-mode="lr-tb"/>
      <style:text-properties fo:font-size="12pt" fo:language="pl" fo:country="PL" officeooo:rsid="001ba919" officeooo:paragraph-rsid="001ba919" fo:background-color="transparent" style:font-size-asian="12pt" style:font-size-complex="12pt"/>
    </style:style>
    <style:style style:name="P34" style:family="paragraph" style:parent-style-name="Standard">
      <style:paragraph-properties fo:margin-left="0cm" fo:margin-right="0cm" fo:line-height="115%" fo:text-align="justify" style:justify-single-word="false" fo:text-indent="1.96cm" style:auto-text-indent="false" fo:break-before="auto" fo:break-after="auto" style:writing-mode="lr-tb"/>
      <style:text-properties fo:color="#000000" style:text-line-through-style="none" style:text-line-through-type="none" style:font-name="Arial" fo:font-size="12pt" fo:language="pl" fo:country="PL" fo:font-style="normal" style:text-underline-style="none" fo:font-weight="normal" officeooo:paragraph-rsid="0006fd11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line-height="115%" fo:text-align="justify" style:justify-single-word="false" fo:text-indent="1.96cm" style:auto-text-indent="false" style:writing-mode="lr-tb"/>
      <style:text-properties fo:color="#000000" style:text-line-through-style="none" style:text-line-through-type="none" style:font-name="Arial" fo:font-size="12pt" fo:language="pl" fo:country="PL" fo:font-style="normal" style:text-underline-style="none" fo:font-weight="normal" officeooo:paragraph-rsid="0006fd11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fo:font-size="12pt" fo:language="pl" fo:country="PL" officeooo:rsid="0019590f" officeooo:paragraph-rsid="0019590f" fo:background-color="transparent" style:font-size-asian="12pt" style:font-size-complex="12pt"/>
    </style:style>
    <style:style style:name="P37" style:family="paragraph" style:parent-style-name="Heading_20_1">
      <style:paragraph-properties fo:line-height="115%" style:writing-mode="lr-tb"/>
      <style:text-properties fo:language="pl" fo:country="PL"/>
    </style:style>
    <style:style style:name="P38" style:family="paragraph" style:parent-style-name="Heading_20_1">
      <style:paragraph-properties fo:line-height="115%" style:writing-mode="lr-tb"/>
      <style:text-properties fo:language="pl" fo:country="PL" officeooo:rsid="002b4108" officeooo:paragraph-rsid="002b4108"/>
    </style:style>
    <style:style style:name="P39" style:family="paragraph" style:parent-style-name="Heading_20_1">
      <style:paragraph-properties fo:line-height="115%" fo:break-before="auto" fo:break-after="auto" style:writing-mode="lr-tb"/>
      <style:text-properties fo:language="pl" fo:country="PL"/>
    </style:style>
    <style:style style:name="P40" style:family="paragraph" style:parent-style-name="Heading_20_1"/>
    <style:style style:name="P41" style:family="paragraph" style:parent-style-name="Heading_20_1">
      <style:text-properties officeooo:paragraph-rsid="0029234a"/>
    </style:style>
    <style:style style:name="P42" style:family="paragraph" style:parent-style-name="Heading_20_1">
      <style:paragraph-properties fo:line-height="115%" fo:break-before="page" style:writing-mode="lr-tb"/>
      <style:text-properties fo:language="pl" fo:country="PL"/>
    </style:style>
    <style:style style:name="P43" style:family="paragraph" style:parent-style-name="Heading_20_2"/>
    <style:style style:name="P44" style:family="paragraph" style:parent-style-name="Title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language="pl" fo:country="PL" officeooo:rsid="00039ae2" officeooo:paragraph-rsid="00039ae2"/>
    </style:style>
    <style:style style:name="P45" style:family="paragraph" style:parent-style-name="Contents_20_10">
      <style:paragraph-properties>
        <style:tab-stops>
          <style:tab-stop style:position="12.017cm" style:type="right" style:leader-style="dotted" style:leader-text="."/>
        </style:tab-stops>
      </style:paragraph-properties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background-color="#ffff00" loext:char-shading-value="0" style:font-size-asian="12pt" style:font-size-complex="12pt"/>
    </style:style>
    <style:style style:name="T3" style:family="text">
      <style:text-properties officeooo:rsid="00039ae2"/>
    </style:style>
    <style:style style:name="T4" style:family="text">
      <style:text-properties officeooo:rsid="000596ca"/>
    </style:style>
    <style:style style:name="T5" style:family="text">
      <style:text-properties officeooo:rsid="00091221"/>
    </style:style>
    <style:style style:name="T6" style:family="text">
      <style:text-properties officeooo:rsid="000c0629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0c0629" fo:background-color="#ffff00" loext:char-shading-value="0"/>
    </style:style>
    <style:style style:name="T9" style:family="text">
      <style:text-properties officeooo:rsid="00024803" fo:background-color="#ffff00" loext:char-shading-value="0"/>
    </style:style>
    <style:style style:name="T10" style:family="text">
      <style:text-properties officeooo:rsid="000d82da"/>
    </style:style>
    <style:style style:name="T11" style:family="text">
      <style:text-properties officeooo:rsid="000f0855"/>
    </style:style>
    <style:style style:name="T12" style:family="text">
      <style:text-properties officeooo:rsid="0012d6d7"/>
    </style:style>
    <style:style style:name="T13" style:family="text">
      <style:text-properties officeooo:rsid="0013d729"/>
    </style:style>
    <style:style style:name="T14" style:family="text">
      <style:text-properties officeooo:rsid="001697d8"/>
    </style:style>
    <style:style style:name="T15" style:family="text">
      <style:text-properties officeooo:rsid="001710ef"/>
    </style:style>
    <style:style style:name="T16" style:family="text">
      <style:text-properties officeooo:rsid="0019590f"/>
    </style:style>
    <style:style style:name="T17" style:family="text">
      <style:text-properties officeooo:rsid="001b3261"/>
    </style:style>
    <style:style style:name="T18" style:family="text">
      <style:text-properties officeooo:rsid="001f5769"/>
    </style:style>
    <style:style style:name="T19" style:family="text">
      <style:text-properties officeooo:rsid="0025cbf2"/>
    </style:style>
    <style:style style:name="T20" style:family="text">
      <style:text-properties officeooo:rsid="00273f33"/>
    </style:style>
    <style:style style:name="T21" style:family="text">
      <style:text-properties fo:language="pl" fo:country="PL"/>
    </style:style>
    <style:style style:name="T22" style:family="text">
      <style:text-properties fo:language="pl" fo:country="PL" officeooo:rsid="0006fd11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Zaawansowane programowanie w C++</text:p>
      <text:p text:style-name="P4">Prosty symulator ruchu miejskiego</text:p>
      <text:p text:style-name="P6">Dokumentacja <text:span text:style-name="T10">końcowa</text:span></text:p>
      <text:p text:style-name="P3"><text:bookmark text:name="h.eimgwm6ruwql"/>Bogdan Shkola<text:line-break/>Andrii Khmelovskyi<text:line-break/>Wojciech Ceret</text:p>
      <text:p text:style-name="P5"><text:span text:style-name="T21">2</text:span><text:span text:style-name="T22">3</text:span><text:span text:style-name="T21">.</text:span><text:span text:style-name="T22">01</text:span><text:span text:style-name="T21">.201</text:span><text:span text:style-name="T22">5</text:span><text:span text:style-name="T21"> r.</text:span></text:p>
      <text:h text:style-name="P38" text:outline-level="10">Spis treści:</text:h>
      <text:h text:style-name="P24" text:outline-level="10">1. Cel projektu</text:h>
      <text:h text:style-name="P24" text:outline-level="10">2. Opis aplikacji</text:h>
      <text:h text:style-name="P24" text:outline-level="10">3. Funkcjonalność aplikacji</text:h>
      <text:h text:style-name="P24" text:outline-level="10">3.1) Założenia zrealizowane</text:h>
      <text:h text:style-name="P24" text:outline-level="10">3.2) Założenia niezrealizowane</text:h>
      <text:h text:style-name="P24" text:outline-level="10">4. Wykorzystane technologie</text:h>
      <text:h text:style-name="P24" text:outline-level="10">5. Analiza problemów napotkanych podczas realizacji projektu</text:h>
      <text:h text:style-name="P24" text:outline-level="10">6. Lista zadań z szacowanym oraz rzeczywistym czasem realizacji</text:h>
      <text:h text:style-name="P37" text:outline-level="10"><text:bookmark-start text:name="__RefHeading__820_1404820816"/><text:bookmark text:name="h.wa2pp2igv8d"/>Cel <text:span text:style-name="T20">projektu</text:span>:<text:bookmark-end text:name="__RefHeading__820_1404820816"/></text:h>
      <text:p text:style-name="P34">Celem projektu <text:span text:style-name="T4">było</text:span> zaprojektowanie oraz implementacja prostego symulatora ruchu drogowego w mieście. Program pozwala na stworzenie prostego modelu miasta złożonego z kilku ulic, po których porusza<text:span text:style-name="T4">ją </text:span>się pojazdy oraz piesi, a także na rejestrację stanu modelowanego układu. Informacje zebrane w trakcie działania mog<text:span text:style-name="T4">ą</text:span> posłużyć jako dane wejściowe <text:span text:style-name="T4">dla </text:span>innych systemów.</text:p>
      <text:p text:style-name="P35"><text:span text:style-name="T4">Program posiada </text:span>graficzn<text:span text:style-name="T4">y</text:span> interfejs użytkownika.</text:p>
      <text:h text:style-name="P39" text:outline-level="10"><text:bookmark-start text:name="__RefHeading__822_1404820816"/><text:bookmark text:name="h.o1f3wox32i94"/><office:annotation><dc:creator>nieznany</dc:creator><dc:date>2015-01-22T02:28:55</dc:date><text:list text:style-name=""><text:list-item><text:p text:style-name="P46"><text:span text:style-name="T23">CZY W OGÓLE CHCEMY TO UMIESZCZAC?</text:span></text:p></text:list-item><text:list-item><text:p text:style-name="P46"><text:span text:style-name="T23">(chyba warto, bo czymś trzeba te strony dokumentacji zapełnić)</text:span></text:p></text:list-item></text:list></office:annotation>Opis aplikacji:<office:annotation><dc:creator>nieznany</dc:creator><dc:date>2015-01-22T01:53:58</dc:date><text:list text:continue-numbering="true" text:style-name=""><text:list-item><text:p text:style-name="P46"><text:span text:style-name="T26">Fragmenty zaznaczone na żółto wymagają edycji lub usunięcia, jeżeli danej funkcji nie zrealizowaliśmy.</text:span></text:p></text:list-item></text:list></office:annotation><text:bookmark-end text:name="__RefHeading__822_1404820816"/></text:h>
      <text:p text:style-name="P8">Aplikacja <text:span text:style-name="T6">realizuje</text:span> funkcję symulatora ruchu miejskiego. <text:span text:style-name="T6">M</text:span>odelowan<text:span text:style-name="T6">y jest</text:span> ruch dwóch typów samochodów oraz pieszych. Modelowany ruch drogowy <text:span text:style-name="T6">jest </text:span>obserwowany przez kamery monitoringu miejskiego. Dane pochodzące z obserwacji <text:span text:style-name="T6">są</text:span> zapisywane w bazie danych, co umożliwi<text:span text:style-name="T6">a </text:span>ich późniejsze przetwarzanie przez inne, kompatybilne systemy.</text:p>
      <text:p text:style-name="P7"><text:span text:style-name="T1">Miasto, na planie siatki kwadratowej, składa się z prostych ulic, przecinających się pod kątem prostym. Projektowanie miasta zakłada umieszczanie fragmentów drogi na kolejnych kwadratach siatki. </text:span><text:span text:style-name="T2">Na podstawie rodzaju sąsiednich elementów program automatycznie wybiera typ drogi. Istnieć będą 4 typy dróg: prosta, skrzyżowanie typu X, skrzyżowanie typu T, ślepa uliczka. Każda z ulic składać się będzie z dwupasmowej jezdni (po jednym pasie dla każdego kierunku) oraz z chodnika po każdej stronie jezdni. Przy każdym skrzyżowaniu będą istnieć przejścia dla pieszych.</text:span></text:p>
      <text:p text:style-name="P8"><text:soft-page-break/>Po mieście porusza<text:span text:style-name="T6">ją</text:span> się <text:span text:style-name="T7">dwa typy pojazdów oraz piesi</text:span>. <text:span text:style-name="T7">Wszystkie obiekty korzysta</text:span><text:span text:style-name="T8">ją</text:span><text:span text:style-name="T7"> z przeznaczonych dla nich pasów drogi (samochody z jezdni, piesi z chodnika).</text:span> Każdy <text:span text:style-name="T6">ma</text:span> ręcznie określony cel przejazdu/przejścia, natomiast trasa <text:span text:style-name="T6">jest</text:span> wyznaczana automatycznie. Typy pojazdów charakteryz<text:span text:style-name="T6">ują</text:span> się różnymi średnimi prędkościami. <text:span text:style-name="T7">Zakłada się dynamiczne dostosowanie prędkości ruchu do położenia na drodze (np. zwalnianie przed </text:span><text:span text:style-name="T9">skrzyżowaniem</text:span><text:span text:style-name="T7">).</text:span> P<text:span text:style-name="T6">rogram nie </text:span>implement<text:span text:style-name="T6">uje</text:span> wykrywania kolizji - pojazdy i piesi przenika<text:span text:style-name="T6">ją się</text:span>.</text:p>
      <text:p text:style-name="P8">W mieście mogą zostać zainstalowane kamery monitoringu miejskiego. Każda z kamer obserwuje ruch drogowy i co określony czas generuje informację o zarejestrowanych obiektach (współrzędne, typ, odległość). Kamera posiada unikatowe właściwości takie, jak <text:span text:style-name="T6">numer, </text:span>położenie, kierunek obserwacji, kąt widzenia i zasięg. Zakłada się, że im dalej od kamery będzie znajdował się zarejestrowany obiekt, tym mniej dokładne <text:span text:style-name="T6">są </text:span>zebrane informacje. Jeżeli obiekt pozosta<text:span text:style-name="T6">je</text:span> poza zasięgiem kamery, nie zostanie zarejestrowany.</text:p>
      <text:p text:style-name="P8">Wszystkie dane zbierane przez system monitoringu miejskiego <text:span text:style-name="T6">są</text:span> składowane w bazie danych. </text:p>
      <text:p text:style-name="P8">Interfejs aplikacji składa się z <text:span text:style-name="T7">trzech</text:span> elementów: edytora miasta, symulatora <text:span text:style-name="T7">oraz prostej przeglądarki rekordów w bazie danych.</text:span></text:p>
      <text:p text:style-name="P8">Edytor miasta udostępnia możliwość stworzenia planu ulic, ustawienia pojazdów i pieszych wraz z określeniem celów przejazdów/przejść oraz konfigurację i rozmieszczenie kamer. <text:span text:style-name="T7">Wyniki pracy będzie można zapisać do pliku oraz wczytać uprzednio utworzony projekt.</text:span></text:p>
      <text:p text:style-name="P8">Symulator w czasie rzeczywistym model<text:span text:style-name="T6">uje</text:span> stan ruchu w mieście. Bieżący stan <text:span text:style-name="T6">jest </text:span>wizualizowany. Poruszające się obiekty <text:span text:style-name="T6">są </text:span>animowane.</text:p>
      <text:p text:style-name="P9">Przeglądarka rekordów w bazie danych, <text:span text:style-name="T11">zrealizowana w postaci prostego skryptu linii poleceń, </text:span>udostępnia podstawową funkcjonalność, pozwalającą na zapoznanie się z zebranymi danymi.</text:p>
      <text:h text:style-name="Heading_20_1" text:outline-level="10"><text:bookmark-start text:name="__RefHeading__824_1404820816"/>Funkcjonalność aplikacji:<text:bookmark-end text:name="__RefHeading__824_1404820816"/></text:h>
      <text:h text:style-name="Heading_20_2" text:outline-level="10"><text:bookmark-start text:name="__RefHeading__826_1404820816"/>Założenia zrealizowane:<text:bookmark-end text:name="__RefHeading__826_1404820816"/></text:h>
      <text:list xml:id="list5196096721514966895" text:style-name="LS1">
        <text:list-item>
          <text:p text:style-name="P25">Edytor schematu miasta:</text:p>
          <text:list>
            <text:list-item>
              <text:p text:style-name="P25">wyznaczanie ulic,</text:p>
            </text:list-item>
            <text:list-item>
              <text:p text:style-name="P25">rozmieszczanie samochodów (2 typy) oraz pieszych,<office:annotation><dc:creator>nieznany</dc:creator><dc:date>2015-01-22T01:51:13</dc:date><text:list text:style-name=""><text:list-item><text:p text:style-name="P46"><text:span text:style-name="T26">To w końcu mamy dwa typy pojazdów i pieszych? Bo brakuje jednego rodzaju kwadratu w GUI. No, i można by to w GUI opisać, a nie tylko kolorować!</text:span></text:p></text:list-item></text:list></office:annotation></text:p>
            </text:list-item>
            <text:list-item>
              <text:p text:style-name="P25">definiowanie punktu docelowego dla każdego samochodu oraz pieszego,</text:p>
            </text:list-item>
            <text:list-item>
              <text:p text:style-name="P25">rozmieszczanie oraz konfiguracja kamer,<office:annotation><dc:creator>nieznany</dc:creator><dc:date>2015-01-22T01:51:21</dc:date><text:list text:continue-numbering="true" text:style-name=""><text:list-item><text:p text:style-name="P46"><text:span text:style-name="T26">Czy konfiguracja kamer w końcu działa?</text:span></text:p></text:list-item></text:list></office:annotation></text:p>
            </text:list-item>
            <text:list-item>
              <text:p text:style-name="P25">zapisywanie wyników pracy do pliku.</text:p>
            </text:list-item>
          </text:list>
        </text:list-item>
        <text:list-item>
          <text:p text:style-name="P25">Symulacja ruchu miejskiego w czasie rzeczywistym.</text:p>
        </text:list-item>
        <text:list-item>
          <text:p text:style-name="P27"><text:span text:style-name="T1">Automatyczne znalezienie najkrótszej drogi dla każdego z samochodów i </text:span><text:span text:style-name="T3">p</text:span><text:span text:style-name="T1">ieszych.</text:span></text:p>
        </text:list-item>
        <text:list-item>
          <text:p text:style-name="P25">Wykrywanie obiektu przez kamerę wraz z zapisem informacji o zdarzeniu w bazie danych.</text:p>
        </text:list-item>
        <text:list-item>
          <text:p text:style-name="P25"><text:soft-page-break/>Odczyt informacji z bazy danych.</text:p>
        </text:list-item>
        <text:list-item>
          <text:p text:style-name="P25">Prezentacja stanu aplikacji oraz wyników symulacji za pośrednictwem graficznego interfejsu użytkownika.</text:p>
        </text:list-item>
      </text:list>
      <text:p text:style-name="Heading_20_2">Założenia niezrealizowane:</text:p>
      <text:list xml:id="list5966003269594118354" text:style-name="L11">
        <text:list-item>
          <text:p text:style-name="P26">Edytor schematu miasta:</text:p>
          <text:list>
            <text:list-item>
              <text:p text:style-name="P26">zapisywanie wyników pracy do pliku.</text:p>
            </text:list-item>
          </text:list>
        </text:list-item>
        <text:list-item>
          <text:p text:style-name="P28"><text:span text:style-name="T5">Prezentacja </text:span>wyników symulacji za pośrednictwem graficznego interfejsu użytkownika.<office:annotation><dc:creator>nieznany</dc:creator><dc:date>2015-01-22T02:24:51</dc:date><text:list text:style-name=""><text:list-item><text:p text:style-name="P46"><text:span text:style-name="T26">Pytanie jak to rozumieć – czy wyniki jako animacja, czy jako rekordy z bazy danych.</text:span></text:p></text:list-item></text:list></office:annotation></text:p>
        </text:list-item>
      </text:list>
      <text:p text:style-name="P41">Wykorzystane technologie:<office:annotation><dc:creator>nieznany</dc:creator><dc:date>2015-01-22T02:18:17</dc:date><text:list text:continue-numbering="true" text:style-name=""><text:list-item><text:p text:style-name="P46"><text:span text:style-name="T23">Dajcie znać czy to ma sens.</text:span></text:p></text:list-item><text:list-item><text:p text:style-name="P46"><text:span text:style-name="T23">Jak chcecie, to dopisujcie, co uznacie za stosowne.</text:span></text:p></text:list-item></text:list></office:annotation></text:p>
      <text:p text:style-name="P36">Do realizacji projektu zostały wykorzystane następujące technologie <text:span text:style-name="T17">i wzorce projektowe</text:span>:</text:p>
      <text:list xml:id="list3208883515805833304" text:style-name="L12">
        <text:list-item>
          <text:p text:style-name="P29">język C++ (w standardzie C++11) <text:span text:style-name="T18">wraz z biblioteką standardową,</text:span></text:p>
        </text:list-item>
        <text:list-item>
          <text:p text:style-name="P30">wzor<text:span text:style-name="T17">zec projektowy</text:span> MVC (Model-View-Controller),</text:p>
        </text:list-item>
        <text:list-item>
          <text:p text:style-name="P30">Qt (biblioteka języka C++), wersja 5 – odpowiedzialna za interfejs graficzny oraz komunikację komponentów MVC,</text:p>
        </text:list-item>
        <text:list-item>
          <text:p text:style-name="P30">program qmake (pochodzący z pakietu narzędzi dla biblioteki Qt), wykorzystywany przez skrypt instalacyjny podczas kompilacji kodu źródłowego,</text:p>
        </text:list-item>
        <text:list-item>
          <text:p text:style-name="P31">MySQL Connector/C++ (<text:span text:style-name="T16">biblioteka </text:span>dynamiczna oraz interfejs dla <text:span text:style-name="T16">języka C++</text:span>) <text:span text:style-name="T16">–</text:span> wykorzystywany przez program do komunikacji z serwerem bazy danych,</text:p>
        </text:list-item>
        <text:list-item>
          <text:p text:style-name="P32">serwer bazy danych MySQL – komponent zewnętrzny wykorzystywany do składowania danych wygenerowanych przez program,</text:p>
        </text:list-item>
        <text:list-item>
          <text:p text:style-name="P33">język skryptowy linii poleceń bash – wykorzystywany przez skrypt instalacyjny oraz skrypt udostępniający wgląd w wygenerowane wyniki w bazie danych.</text:p>
        </text:list-item>
      </text:list>
      <text:p text:style-name="P10"/>
      <text:p text:style-name="P10"/>
      <text:p text:style-name="P10">// <text:span text:style-name="T19">TODO – fill me</text:span></text:p>
      <text:p text:style-name="P10">// <text:span text:style-name="T19">PLACEHOLDER</text:span></text:p>
      <text:p text:style-name="P10"/>
      <text:p text:style-name="P10"/>
      <text:p text:style-name="Heading_20_1">Analiza problemów napotkanych podczas realizacji projektu:</text:p>
      <text:p text:style-name="P10"/>
      <text:p text:style-name="P10"/>
      <text:p text:style-name="P11">// <text:span text:style-name="T19">TODO – fill me</text:span></text:p>
      <text:p text:style-name="P11">// <text:span text:style-name="T19">PLACEHOLDER</text:span></text:p>
      <text:p text:style-name="P10"/>
      <text:p text:style-name="P10"/>
      <text:h text:style-name="P42" text:outline-level="10"><text:bookmark-start text:name="__RefHeading__828_1404820816"/><text:bookmark text:name="h.p23x49id105m"/>Lista zadań z szacowanym <text:span text:style-name="T14">oraz rzeczywistym</text:span> czasem realizacji:<text:bookmark-end text:name="__RefHeading__828_1404820816"/></text:h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4">Zadania</text:p>
          </table:table-cell>
          <table:table-cell table:style-name="Tabela1.A1" office:value-type="string">
            <text:p text:style-name="P14">Osoba odpowiedzialna</text:p>
          </table:table-cell>
          <table:table-cell table:style-name="Tabela1.D1" office:value-type="string">
            <text:p text:style-name="P14">Szacowany czas realizacji</text:p>
          </table:table-cell>
          <table:table-cell table:style-name="Tabela1.A1" office:value-type="string">
            <text:p text:style-name="P16">Rzeczywisty czas realizacji<office:annotation><dc:creator>nieznany</dc:creator><dc:date>2015-01-22T02:41:39.127710091</dc:date><text:list text:style-name=""><text:list-item><text:p text:style-name="P48"><text:span text:style-name="T25">DO WYPEŁNIENIA!!!</text:span></text:p></text:list-item></text:list></office:annotation></text:p>
          </table:table-cell>
        </table:table-row>
        <table:table-row>
          <table:table-cell table:style-name="Tabela1.A1" office:value-type="string">
            <text:p text:style-name="P17">1.</text:p>
          </table:table-cell>
          <table:table-cell table:style-name="Tabela1.A1" office:value-type="string">
            <text:p text:style-name="P17">Utworzenie struktury programu</text:p>
          </table:table-cell>
          <table:table-cell table:style-name="Tabela1.A1" office:value-type="string">
            <text:p text:style-name="P18">Bogdan Shkola</text:p>
          </table:table-cell>
          <table:table-cell table:style-name="Tabela1.D1" office:value-type="string">
            <text:p text:style-name="P18">3h</text:p>
          </table:table-cell>
          <table:table-cell table:style-name="Tabela1.A1" office:value-type="string">
            <text:p text:style-name="P18"/>
          </table:table-cell>
        </table:table-row>
        <table:table-row>
          <table:table-cell table:style-name="Tabela1.A1" office:value-type="string">
            <text:p text:style-name="P17">2.</text:p>
          </table:table-cell>
          <table:table-cell table:style-name="Tabela1.A1" office:value-type="string">
            <text:p text:style-name="P17">GUI programu (panele, przyciski, etc.)</text:p>
          </table:table-cell>
          <table:table-cell table:style-name="Tabela1.A1" office:value-type="string">
            <text:p text:style-name="P18">Bogdan Shkola</text:p>
          </table:table-cell>
          <table:table-cell table:style-name="Tabela1.D1" office:value-type="string">
            <text:p text:style-name="P18">4h</text:p>
          </table:table-cell>
          <table:table-cell table:style-name="Tabela1.A1" office:value-type="string">
            <text:p text:style-name="P18"/>
          </table:table-cell>
        </table:table-row>
        <table:table-row>
          <table:table-cell table:style-name="Tabela1.A1" office:value-type="string">
            <text:p text:style-name="P17">3.</text:p>
          </table:table-cell>
          <table:table-cell table:style-name="Tabela1.A1" office:value-type="string">
            <text:p text:style-name="P17">Zaprojektowanie struktur danych mapy miasta</text:p>
          </table:table-cell>
          <table:table-cell table:style-name="Tabela1.A1" office:value-type="string">
            <text:p text:style-name="P18">Wojciech Ceret</text:p>
          </table:table-cell>
          <table:table-cell table:style-name="Tabela1.D1" office:value-type="string">
            <text:p text:style-name="P18">3h</text:p>
          </table:table-cell>
          <table:table-cell table:style-name="Tabela1.A1" office:value-type="string">
            <text:p text:style-name="P19">2h</text:p>
          </table:table-cell>
        </table:table-row>
        <table:table-row>
          <table:table-cell table:style-name="Tabela1.A1" office:value-type="string">
            <text:p text:style-name="P17">4.</text:p>
          </table:table-cell>
          <table:table-cell table:style-name="Tabela1.A1" office:value-type="string">
            <text:p text:style-name="P17">GUI schematu miasta</text:p>
          </table:table-cell>
          <table:table-cell table:style-name="Tabela1.A1" office:value-type="string">
            <text:p text:style-name="P18">Bogdan Shkola</text:p>
          </table:table-cell>
          <table:table-cell table:style-name="Tabela1.D1" office:value-type="string">
            <text:p text:style-name="P18">3h</text:p>
          </table:table-cell>
          <table:table-cell table:style-name="Tabela1.A1" office:value-type="string">
            <text:p text:style-name="P18"/>
          </table:table-cell>
        </table:table-row>
        <table:table-row>
          <table:table-cell table:style-name="Tabela1.A1" office:value-type="string">
            <text:p text:style-name="P17">5.</text:p>
          </table:table-cell>
          <table:table-cell table:style-name="Tabela1.A1" office:value-type="string">
            <text:p text:style-name="P17">Zaprojektowanie struktury grafu połączeń drogowych</text:p>
          </table:table-cell>
          <table:table-cell table:style-name="Tabela1.A1" office:value-type="string">
            <text:p text:style-name="P18">Andrii Khmelovskyi</text:p>
          </table:table-cell>
          <table:table-cell table:style-name="Tabela1.D1" office:value-type="string">
            <text:p text:style-name="P18">2h</text:p>
          </table:table-cell>
          <table:table-cell table:style-name="Tabela1.A1" office:value-type="string">
            <text:p text:style-name="P18"/>
          </table:table-cell>
        </table:table-row>
        <table:table-row>
          <table:table-cell table:style-name="Tabela1.A1" office:value-type="string">
            <text:p text:style-name="P17">6.</text:p>
          </table:table-cell>
          <table:table-cell table:style-name="Tabela1.A1" office:value-type="string">
            <text:p text:style-name="P17">Opracowanie konwertera struktur danych (mapa ⇔ graf)</text:p>
          </table:table-cell>
          <table:table-cell table:style-name="Tabela1.A1" office:value-type="string">
            <text:p text:style-name="P18">Andrii Khmelovskyi</text:p>
          </table:table-cell>
          <table:table-cell table:style-name="Tabela1.D1" office:value-type="string">
            <text:p text:style-name="P18">4h</text:p>
          </table:table-cell>
          <table:table-cell table:style-name="Tabela1.A1" office:value-type="string">
            <text:p text:style-name="P18"/>
          </table:table-cell>
        </table:table-row>
        <table:table-row>
          <table:table-cell table:style-name="Tabela1.A1" office:value-type="string">
            <text:p text:style-name="P17">7.</text:p>
          </table:table-cell>
          <table:table-cell table:style-name="Tabela1.A1" office:value-type="string">
            <text:p text:style-name="P17">Opracowanie klas dla obiektów ruchomych</text:p>
          </table:table-cell>
          <table:table-cell table:style-name="Tabela1.A1" office:value-type="string">
            <text:p text:style-name="P18">Wojciech Ceret</text:p>
          </table:table-cell>
          <table:table-cell table:style-name="Tabela1.D1" office:value-type="string">
            <text:p text:style-name="P18">3h</text:p>
          </table:table-cell>
          <table:table-cell table:style-name="Tabela1.A1" office:value-type="string">
            <text:p text:style-name="P19">3h</text:p>
          </table:table-cell>
        </table:table-row>
        <table:table-row>
          <table:table-cell table:style-name="Tabela1.A1" office:value-type="string">
            <text:p text:style-name="P17">8.</text:p>
          </table:table-cell>
          <table:table-cell table:style-name="Tabela1.A1" office:value-type="string">
            <text:p text:style-name="P17">Opracowanie klasy kamery</text:p>
          </table:table-cell>
          <table:table-cell table:style-name="Tabela1.A1" office:value-type="string">
            <text:p text:style-name="P18">Wojciech Ceret</text:p>
          </table:table-cell>
          <table:table-cell table:style-name="Tabela1.D1" office:value-type="string">
            <text:p text:style-name="P18">1h</text:p>
          </table:table-cell>
          <table:table-cell table:style-name="Tabela1.A1" office:value-type="string">
            <text:p text:style-name="P19">1,5h</text:p>
          </table:table-cell>
        </table:table-row>
        <table:table-row>
          <table:table-cell table:style-name="Tabela1.A1" office:value-type="string">
            <text:p text:style-name="P17">9.</text:p>
          </table:table-cell>
          <table:table-cell table:style-name="Tabela1.A1" office:value-type="string">
            <text:p text:style-name="P17">Zapis/odczyt struktur danych do/z plików</text:p>
          </table:table-cell>
          <table:table-cell table:style-name="Tabela1.A1" office:value-type="string">
            <text:p text:style-name="P18">Wojciech Ceret</text:p>
          </table:table-cell>
          <table:table-cell table:style-name="Tabela1.D1" office:value-type="string">
            <text:p text:style-name="P18">3h</text:p>
          </table:table-cell>
          <table:table-cell table:style-name="Tabela1.A1" office:value-type="string">
            <text:p text:style-name="P19">niezrealizowane</text:p>
          </table:table-cell>
        </table:table-row>
        <table:table-row>
          <table:table-cell table:style-name="Tabela1.A1" office:value-type="string">
            <text:p text:style-name="P17">10.</text:p>
          </table:table-cell>
          <table:table-cell table:style-name="Tabela1.A1" office:value-type="string">
            <text:p text:style-name="P17">Algorytm wyszukiwania drogi</text:p>
          </table:table-cell>
          <table:table-cell table:style-name="Tabela1.A1" office:value-type="string">
            <text:p text:style-name="P18">Andrii Khmelovskyi</text:p>
          </table:table-cell>
          <table:table-cell table:style-name="Tabela1.D1" office:value-type="string">
            <text:p text:style-name="P18">3h</text:p>
          </table:table-cell>
          <table:table-cell table:style-name="Tabela1.A1" office:value-type="string">
            <text:p text:style-name="P18"/>
          </table:table-cell>
        </table:table-row>
        <table:table-row>
          <table:table-cell table:style-name="Tabela1.A1" office:value-type="string">
            <text:p text:style-name="P17">11.</text:p>
          </table:table-cell>
          <table:table-cell table:style-name="Tabela1.A1" office:value-type="string">
            <text:p text:style-name="P17">Opracowanie i implementacja algorytmu wykrywania obiektów przez kamery</text:p>
          </table:table-cell>
          <table:table-cell table:style-name="Tabela1.A1" office:value-type="string">
            <text:p text:style-name="P18">Wojciech Ceret</text:p>
          </table:table-cell>
          <table:table-cell table:style-name="Tabela1.D1" office:value-type="string">
            <text:p text:style-name="P18">4h</text:p>
          </table:table-cell>
          <table:table-cell table:style-name="Tabela1.A1" office:value-type="string">
            <text:p text:style-name="P19">6h</text:p>
          </table:table-cell>
        </table:table-row>
        <table:table-row>
          <table:table-cell table:style-name="Tabela1.A1" office:value-type="string">
            <text:p text:style-name="P17">12.</text:p>
          </table:table-cell>
          <table:table-cell table:style-name="Tabela1.A1" office:value-type="string">
            <text:p text:style-name="P17">Opracowanie modułu wprowadzającego niedokładność pomiaru kamery</text:p>
          </table:table-cell>
          <table:table-cell table:style-name="Tabela1.A1" office:value-type="string">
            <text:p text:style-name="P18">Wojciech Ceret</text:p>
          </table:table-cell>
          <table:table-cell table:style-name="Tabela1.D1" office:value-type="string">
            <text:p text:style-name="P18">2h</text:p>
          </table:table-cell>
          <table:table-cell table:style-name="Tabela1.A1" office:value-type="string">
            <text:p text:style-name="P19">2h</text:p>
          </table:table-cell>
        </table:table-row>
        <table:table-row>
          <table:table-cell table:style-name="Tabela1.A1" office:value-type="string">
            <text:p text:style-name="P17">13.</text:p>
          </table:table-cell>
          <table:table-cell table:style-name="Tabela1.A1" office:value-type="string">
            <text:p text:style-name="P17">Zapis do bazy danych</text:p>
          </table:table-cell>
          <table:table-cell table:style-name="Tabela1.A1" office:value-type="string">
            <text:p text:style-name="P18">Andrii Khmelovskyi</text:p>
          </table:table-cell>
          <table:table-cell table:style-name="Tabela1.D1" office:value-type="string">
            <text:p text:style-name="P18">3h</text:p>
          </table:table-cell>
          <table:table-cell table:style-name="Tabela1.A1" office:value-type="string">
            <text:p text:style-name="P23"><text:span text:style-name="T13">6</text:span>h<text:line-break/>(realizacja by WC)<office:annotation><dc:creator>nieznany</dc:creator><dc:date>2015-01-22T02:41:53.469951313</dc:date><text:list text:continue-numbering="true" text:style-name=""><text:list-item><text:p text:style-name="P47"><text:span text:style-name="T24">Adnotacje dotyczące tego, że ja robiłem bazę danych, to wpisałem na razie tylko dla przypomnienia. Dogadajmy się, jak to ma wyglądać w finalnej wersji dokumentu.</text:span></text:p></text:list-item></text:list></office:annotation></text:p>
          </table:table-cell>
        </table:table-row>
        <table:table-row>
          <table:table-cell table:style-name="Tabela1.A1" office:value-type="string">
            <text:p text:style-name="P17">14.</text:p>
          </table:table-cell>
          <table:table-cell table:style-name="Tabela1.A1" office:value-type="string">
            <text:p text:style-name="P17">Prezentacja danych z bazy</text:p>
          </table:table-cell>
          <table:table-cell table:style-name="Tabela1.A1" office:value-type="string">
            <text:p text:style-name="P18">Andrii Khmelovskyi</text:p>
          </table:table-cell>
          <table:table-cell table:style-name="Tabela1.D1" office:value-type="string">
            <text:p text:style-name="P18">5h</text:p>
          </table:table-cell>
          <table:table-cell table:style-name="Tabela1.A1" office:value-type="string">
            <text:p text:style-name="P20">3h<text:line-break/><text:span text:style-name="T12">(realizacja by WC)</text:span></text:p>
          </table:table-cell>
        </table:table-row>
        <text:soft-page-break/>
        <table:table-row>
          <table:table-cell table:style-name="Tabela1.A1" office:value-type="string">
            <text:p text:style-name="P17">15.</text:p>
          </table:table-cell>
          <table:table-cell table:style-name="Tabela1.A1" office:value-type="string">
            <text:p text:style-name="P17">Opracowanie i implementacja silnika symulacji</text:p>
          </table:table-cell>
          <table:table-cell table:style-name="Tabela1.A1" office:value-type="string">
            <text:p text:style-name="P18">cały zespół</text:p>
          </table:table-cell>
          <table:table-cell table:style-name="Tabela1.D1" office:value-type="string">
            <text:p text:style-name="P18">8h</text:p>
          </table:table-cell>
          <table:table-cell table:style-name="Tabela1.A1" office:value-type="string">
            <text:p text:style-name="P18"/>
          </table:table-cell>
        </table:table-row>
        <table:table-row>
          <table:table-cell table:style-name="Tabela1.A1" office:value-type="string">
            <text:p text:style-name="P17">16.</text:p>
          </table:table-cell>
          <table:table-cell table:style-name="Tabela1.A1" office:value-type="string">
            <text:p text:style-name="P17">Implementacja animacji symulacji</text:p>
          </table:table-cell>
          <table:table-cell table:style-name="Tabela1.A1" office:value-type="string">
            <text:p text:style-name="P18">Bogdan Shkola</text:p>
          </table:table-cell>
          <table:table-cell table:style-name="Tabela1.D1" office:value-type="string">
            <text:p text:style-name="P18">5h</text:p>
          </table:table-cell>
          <table:table-cell table:style-name="Tabela1.A1" office:value-type="string">
            <text:p text:style-name="P18"/>
          </table:table-cell>
        </table:table-row>
        <table:table-row>
          <table:table-cell table:style-name="Tabela1.A18" office:value-type="string">
            <text:p text:style-name="P21">17.</text:p>
          </table:table-cell>
          <table:table-cell table:style-name="Tabela1.A18" office:value-type="string">
            <text:p text:style-name="P21">Skrypt instalacyjny</text:p>
          </table:table-cell>
          <table:table-cell table:style-name="Tabela1.A18" office:value-type="string">
            <text:p text:style-name="P22">Wojciech Ceret</text:p>
          </table:table-cell>
          <table:table-cell table:style-name="Tabela1.D18" office:value-type="string">
            <text:p text:style-name="P18">-<text:line-break/><text:span text:style-name="T15">(nieplanowane)</text:span></text:p>
          </table:table-cell>
          <table:table-cell table:style-name="Tabela1.A18" office:value-type="string">
            <text:p text:style-name="P22">2h</text:p>
          </table:table-cell>
        </table:table-row>
        <table:table-row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5">Razem</text:p>
          </table:table-cell>
          <table:table-cell table:style-name="Tabela1.A1" office:value-type="string">
            <text:p text:style-name="P13"/>
          </table:table-cell>
          <table:table-cell table:style-name="Tabela1.D1" office:value-type="string">
            <text:p text:style-name="P14">56h</text:p>
          </table:table-cell>
          <table:table-cell table:style-name="Tabela1.A1" office:value-type="string">
            <text:p text:style-name="P1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l" fo:country="PL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l" fo:country="PL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017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)" style:num-format="1">
        <style:list-level-properties text:space-before="0.635cm" text:min-label-width="0.635cm"/>
      </text:list-level-style-number>
      <text:list-level-style-number text:level="2" text:style-name="List1Level1" style:num-suffix=")" style:num-format="a">
        <style:list-level-properties text:space-before="1.905cm" text:min-label-width="0.635cm"/>
      </text:list-level-style-number>
      <text:list-level-style-number text:level="3" text:style-name="List1Level2" style:num-suffix=")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)" style:num-format="1">
        <style:list-level-properties text:space-before="4.445cm" text:min-label-width="0.635cm"/>
      </text:list-level-style-number>
      <text:list-level-style-number text:level="5" text:style-name="List1Level4" style:num-suffix=")" style:num-format="a">
        <style:list-level-properties text:space-before="5.715cm" text:min-label-width="0.635cm"/>
      </text:list-level-style-number>
      <text:list-level-style-number text:level="6" text:style-name="List1Level5" style:num-suffix=")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/>
    <meta:initial-creator/>
    <meta:editing-cycles>43</meta:editing-cycles>
    <dc:date>2015-01-22T02:41:56.074940812</dc:date>
    <meta:editing-duration>PT45M34S</meta:editing-duration>
    <meta:document-statistic meta:table-count="1" meta:image-count="0" meta:object-count="0" meta:page-count="5" meta:paragraph-count="142" meta:word-count="888" meta:character-count="6593" meta:non-whitespace-character-count="5861"/>
  </office:meta>
</office:document-meta>
</file>